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aphArtifactCollector.fireEvent( int event , List listeners , ResolutionNode node , Artifact replac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ArtifactCollector.recurse( ResolutionNode node , Map resolvedArtifacts , Map managedVersions , ArtifactRepository localRepository , List remoteRepositories , ArtifactMetadataSource source , ArtifactFilter filter , List listeners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GraphArtifactCollector.checkPreviousNodes( ResolutionNode node , List listeners , List previousNode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GraphArtifactCollector.collect( Set artifacts , Artifact originatingArtifact , Map managedVersions , ArtifactRepository localRepository , List remoteRepositories , ArtifactMetadataSource source , ArtifactFilter filter , List listener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GraphArtifactCollector.checkScopeUpdate( ResolutionNode farthest , ResolutionNode nearest , List listener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GraphArtifactCollector.fireEvent( int event , List listeners , Resolution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ArtifactCollector.fireEvent( int event , List listeners , ResolutionNode node , Artifact replacement , VersionRange newRang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4">
            <text:p text:style-name="Table_20_Contents">4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GraphArtifactCollector.getArtifactVersion( ArtifactRepository localRepository , List remoteRepositories , ArtifactMetadataSource source , Artifact artifac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GraphArtifactCollector.collect( Set artifacts , Artifact originatingArtifact , ArtifactRepository localRepository , List remoteRepositories , ArtifactMetadataSource source , ArtifactFilter filter , List listen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